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officeooo:rsid="000ff9bd" officeooo:paragraph-rsid="000ff9bd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fo:font-size="12pt" fo:language="fr" fo:country="FR" officeooo:rsid="001166b5" officeooo:paragraph-rsid="0011a8ff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fr" fo:country="FR" officeooo:rsid="001166b5" officeooo:paragraph-rsid="001166b5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fr" fo:country="FR" officeooo:rsid="000ff9bd" officeooo:paragraph-rsid="000ff9bd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Heading_20_2">
      <style:paragraph-properties fo:text-align="center" style:justify-single-word="false"/>
      <style:text-properties fo:font-size="12pt" fo:language="fr" fo:country="FR" fo:font-weight="normal" officeooo:paragraph-rsid="000ff9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Text_20_body">
      <style:text-properties fo:font-size="12pt" fo:language="fr" fo:country="FR" fo:font-weight="normal" officeooo:rsid="000ff9bd" officeooo:paragraph-rsid="000ff9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size="14pt" officeooo:rsid="000ff9bd" style:font-size-asian="14pt" style:font-size-complex="14pt"/>
    </style:style>
    <style:style style:name="T2" style:family="text">
      <style:text-properties officeooo:rsid="0011a8ff"/>
    </style:style>
    <style:style style:name="T3" style:family="text">
      <style:text-properties officeooo:rsid="0012b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ER</text:p>
      <text:h text:style-name="P5" text:outline-level="2"><text:span text:style-name="T1">Protocole SimpleCAN pour bus à base d'Ardui</text:span><text:span text:style-name="T1">no</text:span></text:h>
      <text:p text:style-name="P6"/>
      <text:p text:style-name="P6"/>
      <text:p text:style-name="P4">Le Forestier Romain</text:p>
      <text:p text:style-name="P4"/>
      <text:p text:style-name="P4"/>
      <text:p text:style-name="P4"/>
      <text:p text:style-name="P3">Description:</text:p>
      <text:p text:style-name="P3">Le projet a pour objectif de définir une sur couche du protocole CAN, appelée SimpleCAN, pour faire communiquer entre-eux un ensemble de <text:span text:style-name="T2">nœuds</text:span> composés de cartes Arduino associées à une interface CAN. L'approche devra être validée, au travers d'une application simple de visualisation et d'envoi de données via un PC, sur un matériel existant consistant en 5 <text:span text:style-name="T2">nœuds</text:span> : un permettant une connexion PC via USB, un destiné au décodage de données propriétaires SeaTalk (Raymarine), deux destinés à du traitement de données NMEA (issues d'un GPS et d'une centrale Tactick) et le dernier portant une centrale inertielle. </text:p>
      <text:p text:style-name="P3"/>
      <text:p text:style-name="P3"/>
      <text:p text:style-name="P2"><text:span text:style-name="T2">Prise en main du sujet:</text:span></text:p>
      <text:p text:style-name="P2"><text:span text:style-name="T2">- Lecture du rapport du projet précédent pour comprendre le fonctionnement </text:span><text:span text:style-name="T3">matériel</text:span><text:span text:style-name="T2"> et logiciel du </text:span><text:span text:style-name="T3">système</text:span><text:span text:style-name="T2"> splashelec et comprendre l’implémentation matériel et logiciel du protocole simpleCan dans les </text:span><text:span text:style-name="T3">nœuds</text:span><text:span text:style-name="T2"> </text:span><text:span text:style-name="T3">réseaux</text:span><text:span text:style-name="T2"> basée sur des carte </text:span><text:span text:style-name="T3">générique</text:span><text:span text:style-name="T2"> avec un processeur type </text:span><text:span text:style-name="T3">L</text:span><text:span text:style-name="T2">eonardo et le bootloader CAN spécifique permettant une </text:span><text:span text:style-name="T3">reprogrammation</text:span><text:span text:style-name="T2"> de la </text:span><text:span text:style-name="T3">carte</text:span><text:span text:style-name="T2"> via le protocole CAN </text:span><text:span text:style-name="T3">plutôt</text:span><text:span text:style-name="T2"> que via le port USB.</text:span></text:p>
      <text:p text:style-name="P2"><text:span text:style-name="T2"/></text:p>
      <text:p text:style-name="P2"><text:span text:style-name="T2">- </text:span><text:span text:style-name="T3">Compréhension</text:span><text:span text:style-name="T2"> du </text:span><text:span text:style-name="T3">schéma</text:span><text:span text:style-name="T2"> </text:span><text:span text:style-name="T3">électrique</text:span><text:span text:style-name="T2"> pour voir si le bus <text:s/></text:span><text:span text:style-name="T3">implémenter</text:span><text:span text:style-name="T2"> sur les carte permet d'alimenter les cartes relier par ce biais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2S</meta:editing-duration>
    <meta:editing-cycles>5</meta:editing-cycles>
    <meta:generator>LibreOffice/4.0.4.2$Windows_x86 LibreOffice_project/9e9821abd0ffdbc09cd8c52eaa574fa09eb08f2</meta:generator>
    <dc:date>2015-05-19T16:30:02.04</dc:date>
    <meta:document-statistic meta:table-count="0" meta:image-count="0" meta:object-count="0" meta:page-count="1" meta:paragraph-count="8" meta:word-count="198" meta:character-count="1258" meta:non-whitespace-character-count="1066"/>
    <meta:user-defined meta:name="Info 1"/>
    <meta:user-defined meta:name="Info 2"/>
    <meta:user-defined meta:name="Info 3"/>
    <meta:user-defined meta:name="Info 4"/>
  </office:meta>
</office:document-meta>
</file>